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setList( LinkedHashSet &lt; B &gt;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ClassNameTest_Set4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1.getValueB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ClassNameTest_Set4.test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.getValue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